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>
      <style:text-properties officeooo:rsid="00027ac2" officeooo:paragraph-rsid="00027ac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oadmap de Estudos para Transição para Engenheiro de Software Backend com Golang</text:h>
      <text:p text:style-name="P20">Gerado no chat GPT</text:p>
      <text:h text:style-name="Heading_20_4" text:outline-level="4"><text:span text:style-name="Strong_20_Emphasis">Bloco 1: Introdução ao Golang</text:span></text:h>
      <text:list text:style-name="L1">
        <text:list-item>
          <text:p text:style-name="P2"><text:span text:style-name="Strong_20_Emphasis">Conteúdo:</text:span></text:p>
          <text:list>
            <text:list-item>
              <text:p text:style-name="P2">Instalação e configuração do ambiente Go</text:p>
            </text:list-item>
            <text:list-item>
              <text:p text:style-name="P2">Sintaxe básica (variáveis, loops, condicionais)</text:p>
            </text:list-item>
            <text:list-item>
              <text:p text:style-name="P2">Tipos de dados em Go</text:p>
            </text:list-item>
          </text:list>
        </text:list-item>
        <text:list-item>
          <text:p text:style-name="P1"><text:span text:style-name="Strong_20_Emphasis">Tempo estimado:</text:span> 3 blocos de 45 minutos</text:p>
        </text:list-item>
      </text:list>
      <text:h text:style-name="Heading_20_4" text:outline-level="4"><text:span text:style-name="Strong_20_Emphasis">Bloco 2: Estruturas de Controle e Funções</text:span></text:h>
      <text:list text:style-name="L2">
        <text:list-item>
          <text:p text:style-name="P4"><text:span text:style-name="Strong_20_Emphasis">Conteúdo:</text:span></text:p>
          <text:list>
            <text:list-item>
              <text:p text:style-name="P4">Estruturas de controle (if, switch)</text:p>
            </text:list-item>
            <text:list-item>
              <text:p text:style-name="P4">Funções (definição, parâmetros, retorno múltiplo)</text:p>
            </text:list-item>
            <text:list-item>
              <text:p text:style-name="P4">Tratamento de erros</text:p>
            </text:list-item>
          </text:list>
        </text:list-item>
        <text:list-item>
          <text:p text:style-name="P3"><text:span text:style-name="Strong_20_Emphasis">Tempo estimado:</text:span> 3 blocos de 45 minutos</text:p>
        </text:list-item>
      </text:list>
      <text:h text:style-name="Heading_20_4" text:outline-level="4"><text:span text:style-name="Strong_20_Emphasis">Bloco 3: Estruturas de Dados em Go</text:span></text:h>
      <text:list text:style-name="L3">
        <text:list-item>
          <text:p text:style-name="P6"><text:span text:style-name="Strong_20_Emphasis">Conteúdo:</text:span></text:p>
          <text:list>
            <text:list-item>
              <text:p text:style-name="P6">Arrays, slices e maps</text:p>
            </text:list-item>
            <text:list-item>
              <text:p text:style-name="P6">Manipulação de strings</text:p>
            </text:list-item>
            <text:list-item>
              <text:p text:style-name="P6">Estruturas (structs)</text:p>
            </text:list-item>
          </text:list>
        </text:list-item>
        <text:list-item>
          <text:p text:style-name="P5"><text:span text:style-name="Strong_20_Emphasis">Tempo estimado:</text:span> 3 blocos de 45 minutos</text:p>
        </text:list-item>
      </text:list>
      <text:h text:style-name="Heading_20_4" text:outline-level="4"><text:span text:style-name="Strong_20_Emphasis">Bloco 4: Concepção de Programas e Padrões de Projeto</text:span></text:h>
      <text:list text:style-name="L4">
        <text:list-item>
          <text:p text:style-name="P8"><text:span text:style-name="Strong_20_Emphasis">Conteúdo:</text:span></text:p>
          <text:list>
            <text:list-item>
              <text:p text:style-name="P8">Programação orientada a objetos em Go (interfaces, métodos)</text:p>
            </text:list-item>
            <text:list-item>
              <text:p text:style-name="P8">Introdução a padrões de projeto</text:p>
            </text:list-item>
            <text:list-item>
              <text:p text:style-name="P8">Testes unitários</text:p>
            </text:list-item>
          </text:list>
        </text:list-item>
        <text:list-item>
          <text:p text:style-name="P7"><text:span text:style-name="Strong_20_Emphasis">Tempo estimado:</text:span> 4 blocos de 45 minutos</text:p>
        </text:list-item>
      </text:list>
      <text:h text:style-name="Heading_20_4" text:outline-level="4"><text:span text:style-name="Strong_20_Emphasis">Bloco 5: Concurrency em Go</text:span></text:h>
      <text:list text:style-name="L5">
        <text:list-item>
          <text:p text:style-name="P10"><text:span text:style-name="Strong_20_Emphasis">Conteúdo:</text:span></text:p>
          <text:list>
            <text:list-item>
              <text:p text:style-name="P10">Goroutines</text:p>
            </text:list-item>
            <text:list-item>
              <text:p text:style-name="P10">Channels</text:p>
            </text:list-item>
            <text:list-item>
              <text:p text:style-name="P10">Select</text:p>
            </text:list-item>
          </text:list>
        </text:list-item>
        <text:list-item>
          <text:p text:style-name="P9"><text:span text:style-name="Strong_20_Emphasis">Tempo estimado:</text:span> 4 blocos de 45 minutos</text:p>
        </text:list-item>
      </text:list>
      <text:h text:style-name="Heading_20_4" text:outline-level="4"><text:span text:style-name="Strong_20_Emphasis">Bloco 6: Desenvolvimento de APIs com Go</text:span></text:h>
      <text:list text:style-name="L6">
        <text:list-item>
          <text:p text:style-name="P12"><text:span text:style-name="Strong_20_Emphasis">Conteúdo:</text:span></text:p>
          <text:list>
            <text:list-item>
              <text:p text:style-name="P12">HTTP handlers e roteamento</text:p>
            </text:list-item>
            <text:list-item>
              <text:p text:style-name="P12">Manipulação de requests e responses</text:p>
            </text:list-item>
            <text:list-item>
              <text:p text:style-name="P12">Middleware em Go</text:p>
            </text:list-item>
          </text:list>
        </text:list-item>
        <text:list-item>
          <text:p text:style-name="P11"><text:soft-page-break/><text:span text:style-name="Strong_20_Emphasis">Tempo estimado:</text:span> 4 blocos de 45 minutos</text:p>
        </text:list-item>
      </text:list>
      <text:h text:style-name="Heading_20_4" text:outline-level="4"><text:span text:style-name="Strong_20_Emphasis">Bloco 7: Bancos de Dados e Go</text:span></text:h>
      <text:list text:style-name="L7">
        <text:list-item>
          <text:p text:style-name="P14"><text:span text:style-name="Strong_20_Emphasis">Conteúdo:</text:span></text:p>
          <text:list>
            <text:list-item>
              <text:p text:style-name="P14">Conexão com bancos de dados (SQL e NoSQL)</text:p>
            </text:list-item>
            <text:list-item>
              <text:p text:style-name="P14">Operações CRUD</text:p>
            </text:list-item>
            <text:list-item>
              <text:p text:style-name="P14">Mapeamento objeto-relacional (ORM)</text:p>
            </text:list-item>
          </text:list>
        </text:list-item>
        <text:list-item>
          <text:p text:style-name="P13"><text:span text:style-name="Strong_20_Emphasis">Tempo estimado:</text:span> 4 blocos de 45 minutos</text:p>
        </text:list-item>
      </text:list>
      <text:h text:style-name="Heading_20_4" text:outline-level="4"><text:span text:style-name="Strong_20_Emphasis">Bloco 8: Deploy e Performance</text:span></text:h>
      <text:list text:style-name="L8">
        <text:list-item>
          <text:p text:style-name="P16"><text:span text:style-name="Strong_20_Emphasis">Conteúdo:</text:span></text:p>
          <text:list>
            <text:list-item>
              <text:p text:style-name="P16">Empacotamento e deploy de aplicações Go</text:p>
            </text:list-item>
            <text:list-item>
              <text:p text:style-name="P16">Monitoramento e logging</text:p>
            </text:list-item>
            <text:list-item>
              <text:p text:style-name="P16">Perfis de performance e otimização</text:p>
            </text:list-item>
          </text:list>
        </text:list-item>
        <text:list-item>
          <text:p text:style-name="P15"><text:span text:style-name="Strong_20_Emphasis">Tempo estimado:</text:span> 4 blocos de 45 minutos</text:p>
        </text:list-item>
      </text:list>
      <text:h text:style-name="Heading_20_3" text:outline-level="3">Estimativa de Tempo Total</text:h>
      <text:list text:style-name="L9">
        <text:list-item>
          <text:p text:style-name="P17"><text:span text:style-name="Strong_20_Emphasis">Total de blocos:</text:span> 29 blocos de 45 minutos</text:p>
        </text:list-item>
      </text:list>
      <text:h text:style-name="Heading_20_3" text:outline-level="3">Cálculo de Tempo de Estudo</text:h>
      <text:list text:style-name="L10">
        <text:list-item>
          <text:p text:style-name="P18"><text:span text:style-name="Strong_20_Emphasis">1 bloco por semana:</text:span></text:p>
          <text:list>
            <text:list-item>
              <text:p text:style-name="P19"><text:span text:style-name="Strong_20_Emphasis">Tempo total:</text:span> 29 semanas (aproximadamente 7 meses)</text:p>
            </text:list-item>
          </text:list>
        </text:list-item>
        <text:list-item>
          <text:p text:style-name="P18"><text:span text:style-name="Strong_20_Emphasis">2 blocos por semana:</text:span></text:p>
          <text:list>
            <text:list-item>
              <text:p text:style-name="P18"><text:span text:style-name="Strong_20_Emphasis">Tempo total:</text:span> 14,5 semanas (aproximadamente 3,5 meses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20:19:55.952000000</meta:creation-date>
    <dc:date>2024-08-19T20:20:39.870000000</dc:date>
    <meta:editing-duration>PT45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57" meta:word-count="311" meta:character-count="1697" meta:non-whitespace-character-count="1488"/>
  </office:meta>
</office:document-meta>
</file>